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a dzisiaj cieszy się</text:span><text:span text:style-name="T1"><text:line-break/></text:span><text:span text:style-name="T1">Całe niebo chwałą brzmi</text:span><text:span text:style-name="T1"><text:line-break/></text:span><text:span text:style-name="T1">Bo Mi uwielbienia nucą pieśń</text:span><text:span text:style-name="T1"><text:line-break/></text:span><text:span text:style-name="T1">Tańczą drzewa, słychać śpiew</text:span><text:span text:style-name="T1"><text:line-break/></text:span><text:span text:style-name="T1">Niechaj ziemia</text:span><text:span text:style-name="T1"><text:line-break/></text:span><text:span text:style-name="T1">cała tańczy dzi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Rzeki klaszczcie w dłonie swe</text:span><text:span text:style-name="T1"><text:line-break/></text:span><text:span text:style-name="T1">Góry swoją głośną</text:span><text:span text:style-name="T1"><text:line-break/></text:span><text:span text:style-name="T1">wznieście pieśń,</text:span><text:span text:style-name="T1"><text:line-break/></text:span><text:span text:style-name="T1">Pan jest blisko, On tu jest</text:span><text:span text:style-name="T1"><text:line-break/></text:span><text:span text:style-name="T1">Panie przyjmij ten śpiew</text:span><text:span text:style-name="T1"><text:line-break/></text:span><text:span text:style-name="T1">Niech stworzenie całej ziemi</text:span><text:span text:style-name="T1"><text:line-break/></text:span><text:span text:style-name="T1">wyśpiewuje chwały Pieś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aśpiewajmy Panu</text:span><text:span text:style-name="T1"><text:line-break/></text:span><text:span text:style-name="T1">uwielbienia pieśń</text:span><text:span text:style-name="T1"><text:line-break/></text:span><text:span text:style-name="T1">Zaśpiewajmy Temu,</text:span><text:span text:style-name="T1"><text:line-break/></text:span><text:span text:style-name="T1">który Wszechmogący</text:span><text:span text:style-name="T1"><text:line-break/></text:span><text:span text:style-name="T1">Bogi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23:40:51</meta:creation-date>
    <dc:creator>Rafał Talacha</dc:creator>
    <dc:date>2009-02-01T16:10:02</dc:date>
    <dc:language>pl-PL</dc:language>
    <meta:editing-cycles>8</meta:editing-cycles>
    <meta:editing-duration>PT10M5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